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1">
      <style:paragraph-properties fo:break-before="page"/>
    </style:style>
    <style:style style:name="P3" style:family="paragraph" style:parent-style-name="Standard">
      <style:text-properties officeooo:rsid="0011b0d0" officeooo:paragraph-rsid="0011b0d0"/>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officeooo:paragraph-rsid="001452e5"/>
    </style:style>
    <style:style style:name="P7" style:family="paragraph" style:parent-style-name="Text_20_body">
      <style:text-properties officeooo:rsid="001452e5" officeooo:paragraph-rsid="001452e5"/>
    </style:style>
    <style:style style:name="P8" style:family="paragraph" style:parent-style-name="Text_20_body">
      <style:text-properties officeooo:paragraph-rsid="001452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implePDF </text:p>
      <text:p text:style-name="P3"/>
      <text:h text:style-name="P1" text:outline-level="1">TEST-PDF for embedding tests</text:h>
      <text:p text:style-name="P4"/>
      <text:h text:style-name="Heading_20_1" text:outline-level="1">Page 1</text:h>
      <text:p text:style-name="P4"/>
      <text:p text:style-name="P5">Lorem ipsum dolor sit amet, consectetur adipiscing elit, sed do eiusmod tempor incididunt ut labore et dolore magna aliqua. Facilisi etiam dignissim diam quis enim. Vestibulum rhoncus est pellentesque elit ullamcorper. Etiam sit amet nisl purus in mollis. Posuere morbi leo urna molestie at. Lorem dolor sed viverra ipsum nunc aliquet bibendum enim. Augue neque gravida in fermentum et sollicitudin. Egestas dui id ornare arcu. Sed faucibus turpis in eu. Pulvinar elementum integer enim neque volutpat ac. Gravida quis blandit turpis cursus in hac habitasse. Ipsum dolor sit amet consectetur adipiscing elit ut aliquam purus. Ac tortor dignissim convallis aenean et tortor at. Amet aliquam id diam maecenas ultricies mi. Elit sed vulputate mi sit amet mauris commodo quis imperdiet. Dictum fusce ut placerat orci nulla pellentesque dignissim enim. Tristique senectus et netus et malesuada fames ac. Ornare lectus sit amet est placerat in egestas. Mi proin sed libero enim sed faucibus turpis in. Nec feugiat in fermentum posuere urna.</text:p>
      <text:p text:style-name="Text_20_body">Egestas maecenas pharetra convallis posuere morbi leo urna molestie. Lectus magna fringilla urna porttitor rhoncus dolor purus. Tincidunt praesent semper feugiat nibh. Ornare lectus sit amet est placerat in egestas erat. Orci nulla pellentesque dignissim enim sit amet venenatis. Elementum sagittis vitae et leo duis ut diam quam nulla. Sapien faucibus et molestie ac feugiat sed lectus. Scelerisque felis imperdiet proin fermentum leo. Ut tristique et egestas quis ipsum suspendisse ultrices gravida dictum. Venenatis cras sed felis eget velit aliquet.</text:p>
      <text:p text:style-name="P5">Odio ut enim blandit volutpat maecenas volutpat blandit aliquam. Sagittis vitae et leo duis. Ut enim blandit volutpat maecenas volutpat. Lorem dolor sed viverra ipsum nunc aliquet bibendum. Praesent tristique magna sit amet. Odio morbi quis commodo odio aenean sed adipiscing diam. Fringilla est ullamcorper eget nulla facilisi. Sit amet purus gravida quis blandit turpis cursus. Auctor neque vitae tempus quam pellentesque nec. Mi quis hendrerit dolor magna eget est. Orci eu lobortis elementum nibh tellus molestie nunc. Fermentum leo vel orci porta. Odio eu feugiat pretium nibh ipsum consequat nisl vel pretium. Amet dictum sit amet justo. Aliquet eget sit amet tellus cras adipiscing. Malesuada fames ac turpis egestas maecenas pharetra convallis posuere. Scelerisque mauris pellentesque pulvinar pellentesque habitant morbi tristique senectus. Massa id neque aliquam vestibulum morbi blandit cursus risus.</text:p>
      <text:p text:style-name="Text_20_body">Viverra nibh cras pulvinar mattis nunc sed blandit libero volutpat. Quis lectus nulla at volutpat diam ut venenatis. Massa tincidunt nunc pulvinar sapien et. Pharetra massa massa ultricies mi quis hendrerit dolor. In eu mi bibendum neque egestas. Adipiscing enim eu turpis egestas pretium aenean pharetra magna ac. Enim tortor at auctor urna nunc id cursus metus. Mauris ultrices eros in cursus. Duis convallis convallis tellus id. Netus et malesuada fames ac turpis egestas. </text:p>
      <text:h text:style-name="P2" text:outline-level="1">Page 2</text:h>
      <text:p text:style-name="P7"/>
      <text:p text:style-name="P6">Lorem ipsum dolor sit amet, consectetur adipiscing elit, sed do eiusmod tempor incididunt ut labore et dolore magna aliqua. Facilisi etiam dignissim diam quis enim. Vestibulum rhoncus est pellentesque elit ullamcorper. Etiam sit amet nisl purus in mollis. Posuere morbi leo urna molestie at. Lorem dolor sed viverra ipsum nunc aliquet bibendum enim. Augue neque gravida in fermentum et sollicitudin. Egestas dui id ornare arcu. Sed faucibus turpis in eu. Pulvinar elementum integer enim neque volutpat ac. Gravida quis blandit turpis cursus in hac habitasse. Ipsum dolor sit amet consectetur adipiscing elit ut aliquam purus. Ac tortor dignissim convallis aenean et tortor at. Amet aliquam id diam maecenas ultricies mi. Elit sed vulputate mi sit amet mauris commodo quis imperdiet. Dictum fusce ut placerat orci nulla pellentesque dignissim enim. Tristique senectus et netus et malesuada fames ac. Ornare lectus sit amet est placerat in egestas. Mi proin sed libero enim sed faucibus turpis in. Nec feugiat in fermentum posuere urna.</text:p>
      <text:p text:style-name="P8">Egestas maecenas pharetra convallis posuere morbi leo urna molestie. Lectus magna fringilla urna porttitor rhoncus dolor purus. Tincidunt praesent semper feugiat nibh. Ornare lectus sit amet est placerat in egestas erat. Orci nulla pellentesque dignissim enim sit amet venenatis. Elementum sagittis vitae et leo duis ut diam quam nulla. Sapien faucibus et molestie ac feugiat sed lectus. Scelerisque felis imperdiet proin fermentum leo. Ut tristique et egestas quis ipsum suspendisse ultrices gravida dictum. Venenatis cras sed felis eget velit aliquet.</text:p>
      <text:p text:style-name="P6">Odio ut enim blandit volutpat maecenas volutpat blandit aliquam. Sagittis vitae et leo duis. Ut enim blandit volutpat maecenas volutpat. Lorem dolor sed viverra ipsum nunc aliquet bibendum. Praesent tristique magna sit amet. Odio morbi quis commodo odio aenean sed adipiscing diam. Fringilla est ullamcorper eget nulla facilisi. Sit amet purus gravida quis blandit turpis cursus. Auctor neque vitae tempus quam pellentesque nec. Mi quis hendrerit dolor magna eget est. Orci eu lobortis elementum nibh tellus molestie nunc. Fermentum leo vel orci porta. Odio eu feugiat pretium nibh ipsum consequat nisl vel pretium. Amet dictum sit amet justo. Aliquet eget sit amet tellus cras adipiscing. Malesuada fames ac turpis egestas maecenas pharetra convallis posuere. Scelerisque mauris pellentesque pulvinar pellentesque habitant morbi tristique senectus. Massa id neque aliquam vestibulum morbi blandit cursus risus.</text:p>
      <text:p text:style-name="P7">Viverra nibh cras pulvinar mattis nunc sed blandit libero volutpat. Quis lectus nulla at volutpat diam ut venenatis. Massa tincidunt nunc pulvinar sapien et. Pharetra massa massa ultricies mi quis hendrerit dolor. In eu mi bibendum neque egestas. Adipiscing enim eu turpis egestas pretium aenean pharetra magna ac. Enim tortor at auctor urna nunc id cursus metus. Mauris ultrices eros in cursus. Duis convallis convallis tellus id. Netus et malesuada fames ac turpis egesta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7T20:00:15.373534651</meta:creation-date>
    <dc:date>2022-10-17T20:22:19.085148869</dc:date>
    <meta:editing-duration>PT33S</meta:editing-duration>
    <meta:editing-cycles>1</meta:editing-cycles>
    <meta:document-statistic meta:table-count="0" meta:image-count="0" meta:object-count="0" meta:page-count="2" meta:paragraph-count="12" meta:word-count="901" meta:character-count="5998" meta:non-whitespace-character-count="5106"/>
    <meta:generator>LibreOffice/7.2.7.2$Linux_X86_64 LibreOffice_project/20$Build-2</meta:generator>
  </office:meta>
</office:document-meta>
</file>